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8fddc" officeooo:paragraph-rsid="0008fddc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08fddc" officeooo:paragraph-rsid="0008fddc" style:font-size-asian="20pt" style:font-weight-asian="bold" style:font-size-complex="2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5 </text:p>
      <text:p text:style-name="P1">Documentation</text:p>
      <text:p text:style-name="P1"/>
      <text:p text:style-name="P2"><text:span text:style-name="T2">In Task 5, I built a responsive image gallery using HTML and CSS. The layout uses CSS Grid with </text:span><text:span text:style-name="Source_20_Text"><text:span text:style-name="T2">auto-fit</text:span></text:span><text:span text:style-name="T2"> and </text:span><text:span text:style-name="Source_20_Text"><text:span text:style-name="T2">minmax()</text:span></text:span><text:span text:style-name="T2"> for flexible column sizing, and Flexbox to center images within square cards. Each image card includes custom </text:span><text:span text:style-name="Source_20_Text"><text:span text:style-name="T2">data-</text:span></text:span><text:span text:style-name="T2"> attributes for metadata like title and location. A CSS-only lightbox was implemented using the </text:span><text:span text:style-name="Source_20_Text"><text:span text:style-name="T2">:target</text:span></text:span><text:span text:style-name="T2"> pseudo-class, allowing images to open in a fullscreen modal without JavaScript. Lazy loading was added with </text:span><text:span text:style-name="Source_20_Text"><text:span text:style-name="T2">loading="lazy"</text:span></text:span><text:span text:style-name="T2"> and styled with a gradient placeholder, and media queries adjust the grid density across screen sizes. I also learned how to use </text:span><text:span text:style-name="Source_20_Text"><text:span text:style-name="T2">@keyframes</text:span></text:span><text:span text:style-name="T2"> to animate the lightbox with a smooth zoom-in effec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2T14:33:59.467188628</meta:creation-date>
    <dc:date>2025-06-22T14:35:15.408554350</dc:date>
    <meta:editing-duration>PT1M20S</meta:editing-duration>
    <meta:editing-cycles>1</meta:editing-cycles>
    <meta:document-statistic meta:table-count="0" meta:image-count="0" meta:object-count="0" meta:page-count="1" meta:paragraph-count="3" meta:word-count="107" meta:character-count="673" meta:non-whitespace-character-count="568"/>
    <meta:generator>LibreOffice/24.2.7.2$Linux_X86_64 LibreOffice_project/420$Build-2</meta:generator>
  </office:meta>
</office:document-meta>
</file>